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jet</text:p>
      <text:p text:style-name="P1"/>
      <text:p text:style-name="P1"/>
      <text:p text:style-name="P1">Initialisation : matrice 8*8 + position de départ</text:p>
      <text:p text:style-name="P1"/>
      <text:p text:style-name="P1">typedef enum {vide,blanc,noire,possible,le_plus} pion;</text:p>
      <text:p text:style-name="P1"/>
      <text:p text:style-name="P1"/>
      <text:p text:style-name="P1">fonctions :</text:p>
      <text:p text:style-name="P1"/>
      <text:p text:style-name="P1">-retournemant du pion/changement de couleur :W validé</text:p>
      <text:p text:style-name="P1"/>
      <text:p text:style-name="P1">- vérification de placement de pion: Al/Wa/Mu validé</text:p>
      <text:p text:style-name="P1"/>
      <text:p text:style-name="P1">- verification de fin de jeux : Al validé</text:p>
      <text:p text:style-name="P1"/>
      <text:p text:style-name="P1">- score : Mu validé</text:p>
      <text:p text:style-name="P1"/>
      <text:p text:style-name="P1">- gestion de nom joueur : Mu validé</text:p>
      <text:p text:style-name="P1"/>
      <text:p text:style-name="P1">-gestion de la sauvegarde dans un fichier : Mu</text:p>
      <text:p text:style-name="P1"/>
      <text:p text:style-name="P1">-passage de tours j1/j2 : Mu validé</text:p>
      <text:p text:style-name="P1"/>
      <text:p text:style-name="P1">-coup qui raporte le plus : Mu</text:p>
      <text:p text:style-name="P1"/>
      <text:p text:style-name="P1"/>
      <text:p text:style-name="P1">sdl:</text:p>
      <text:p text:style-name="P1"><text:tab/>-dessiner le plateau et le contour: Wa</text:p>
      <text:p text:style-name="P1"><text:tab/></text:p>
      <text:p text:style-name="P1"><text:tab/>-cases:Al</text:p>
      <text:p text:style-name="P1"/>
      <text:p text:style-name="P1"><text:tab/>-pions</text:p>
      <text:p text:style-name="P1"/>
      <text:p text:style-name="P1"><text:tab/>-noms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  <meta:initial-creator>murdo nicolai</meta:initial-creator>
  </office:meta>
</office:document-meta>
</file>